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182.6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15.31pt"/>
    </style:style>
    <style:style style:name="co6" style:family="table-column">
      <style:table-column-properties fo:break-before="auto" style:column-width="93.06pt"/>
    </style:style>
    <style:style style:name="co7" style:family="table-column">
      <style:table-column-properties fo:break-before="auto" style:column-width="92.41pt"/>
    </style:style>
    <style:style style:name="co8" style:family="table-column">
      <style:table-column-properties fo:break-before="auto" style:column-width="95.84pt"/>
    </style:style>
    <style:style style:name="co9" style:family="table-column">
      <style:table-column-properties fo:break-before="auto" style:column-width="78.49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102.81pt"/>
    </style:style>
    <style:style style:name="co12" style:family="table-column">
      <style:table-column-properties fo:break-before="auto" style:column-width="159.05pt"/>
    </style:style>
    <style:style style:name="co13" style:family="table-column">
      <style:table-column-properties fo:break-before="auto" style:column-width="98.59pt"/>
    </style:style>
    <style:style style:name="co14" style:family="table-column">
      <style:table-column-properties fo:break-before="auto" style:column-width="7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ayed_20_responsivenss_20_frontend_20_side">
      <style:table-properties table:display="true" style:writing-mode="lr-tb"/>
    </style:style>
    <style:style style:name="ta2" style:family="table" style:master-page-name="PageStyle_5f_admin_20_side_20_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ff99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yed responsivenss frontend si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Blayed frontend side Report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Bug ID/ number</text:p>
          </table:table-cell>
          <table:table-cell table:style-name="ce2" office:value-type="string" calcext:value-type="string">
            <text:p>Title/short discripition</text:p>
          </table:table-cell>
          <table:table-cell table:style-name="ce2" office:value-type="string" calcext:value-type="string">
            <text:p>Details discription/steps reporduce</text:p>
          </table:table-cell>
          <table:table-cell table:style-name="ce2" office:value-type="string" calcext:value-type="string">
            <text:p>Step to locate</text:p>
          </table:table-cell>
          <table:table-cell table:style-name="ce2" office:value-type="string" calcext:value-type="string">
            <text:p>Device/Environment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everity</text:p>
          </table:table-cell>
          <table:table-cell table:style-name="ce2" office:value-type="string" calcext:value-type="string">
            <text:p>Screenshort/link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ome page "champion enoormnets" section box not fully visible <text:s/>on mobile screena and <text:s/>content of box overflowing</text:p>
          </table:table-cell>
          <table:table-cell table:style-name="ce6" office:value-type="string" calcext:value-type="string">
            <text:p><text:span text:style-name="T1">1</text:span><text:span text:style-name="T2"> click home tab   2. Go to section chamption enoorsments 3. check device iphone SE  4. Observe visibilite of according screen size and check  layout of the box</text:span></text:p>
          </table:table-cell>
          <table:table-cell table:style-name="ce5" office:value-type="string" calcext:value-type="string">
            <text:p>Home page&gt;section champion enoormnets</text:p>
          </table:table-cell>
          <table:table-cell table:style-name="ce5" office:value-type="string" calcext:value-type="string">
            <text:p>Device: mobile (iphone SE) <text:s/>Browser:chrome <text:s text:c="2"/>Resolution:360*640</text:p>
          </table:table-cell>
          <table:table-cell table:style-name="ce5" office:value-type="string" calcext:value-type="string">
            <text:p><text:s/>section box should resize and fit within the mobile screen width and content not breat layout</text:p>
          </table:table-cell>
          <table:table-cell table:style-name="ce5" office:value-type="string" calcext:value-type="string">
            <text:p><text:s/>section box is cut off on right side and not fully visible and <text:s/>content is overflowing outside the section box, breaking layout. </text:p>
          </table:table-cell>
          <table:table-cell table:style-name="ce5" office:value-type="string" calcext:value-type="string">
            <text:p>Medium( affects UI/UX)</text:p>
          </table:table-cell>
          <table:table-cell table:style-name="ce10" office:value-type="string" calcext:value-type="string">
            <text:p><text:a xlink:href="https://drive.google.com/file/d/1icuBmbQFp4W5tHoLU8ox7kPm9JB-p63c/view?usp=sharing" xlink:type="simple">https://drive.google.com/file/d/1icuBmbQFp4W5tHoLU8ox7kPm9JB-p63c/view?usp=sharing</text:a></text:p>
          </table:table-cell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In "Agent page" <text:s/>heading flexble agent dules where , this heading overlapping and hidden behinde</text:p>
          </table:table-cell>
          <table:table-cell table:style-name="ce5" office:value-type="string" calcext:value-type="string">
            <text:p>1. open website <text:s/>2. Go to tab Agenta <text:s text:c="2"/>3. scroll to section where'' flexble agent duleswhere'' heading show <text:s/>3. absorve on screen size alignment and visibility</text:p>
          </table:table-cell>
          <table:table-cell table:style-name="ce5" office:value-type="string" calcext:value-type="string">
            <text:p>Dashboard&gt;Agenta page</text:p>
          </table:table-cell>
          <table:table-cell table:style-name="ce5" office:value-type="string" calcext:value-type="string">
            <text:p>Device: mobile (iphone SE) <text:s/>Browser:chrome <text:s text:c="2"/>Resolution:360*640</text:p>
          </table:table-cell>
          <table:table-cell table:style-name="ce5" office:value-type="string" calcext:value-type="string">
            <text:p>no overlapping or hidden content</text:p>
          </table:table-cell>
          <table:table-cell table:style-name="ce5" office:value-type="string" calcext:value-type="string">
            <text:p>Content overlapping user cannot read fully text.</text:p>
          </table:table-cell>
          <table:table-cell table:style-name="ce5" office:value-type="string" calcext:value-type="string">
            <text:p>High (affect readability &amp;ux)</text:p>
          </table:table-cell>
          <table:table-cell table:style-name="ce10" office:value-type="string" calcext:value-type="string">
            <text:p><text:a xlink:href="https://drive.google.com/file/d/1gfQHucdHtYfETlw5rYuR6xnZQp5L4tXR/view?usp=sharing" xlink:type="simple">https://drive.google.com/file/d/1gfQHucdHtYfETlw5rYuR6xnZQp5L4tXR/view?usp=sharing</text:a>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Signup page <text:s/>hover background color npt coverting full content area</text:p>
          </table:table-cell>
          <table:table-cell table:style-name="ce5" office:value-type="string" calcext:value-type="string">
            <text:p>1. open website 2. Go to signup page 3. navigate the section box (e.g <text:s/>watcher figter commenter editor) 3. hover the mouse over the box</text:p>
          </table:table-cell>
          <table:table-cell table:style-name="ce8" office:value-type="string" calcext:value-type="string">
            <text:p>signup page </text:p>
          </table:table-cell>
          <table:table-cell table:style-name="ce5" office:value-type="string" calcext:value-type="string">
            <text:p>Device: mobile (iphone SE) <text:s/>Browser:chrome <text:s text:c="2"/>Resolution:360*640</text:p>
          </table:table-cell>
          <table:table-cell table:style-name="ce5" office:value-type="string" calcext:value-type="string">
            <text:p>Background <text:s/>color should apply all tab fully <text:s/>content background area</text:p>
          </table:table-cell>
          <table:table-cell table:style-name="ce5" office:value-type="string" calcext:value-type="string">
            <text:p>In commentator bacground color not fully cover content area</text:p>
          </table:table-cell>
          <table:table-cell table:style-name="ce8" office:value-type="string" calcext:value-type="string">
            <text:p>Medium(UI/UX)</text:p>
          </table:table-cell>
          <table:table-cell table:style-name="ce10" office:value-type="string" calcext:value-type="string">
            <text:p><text:a xlink:href="https://drive.google.com/file/d/1jWV75hKqGfa4FJMW751VHjt4bynAo_rC/view?usp=sharing" xlink:type="simple">https://drive.google.com/file/d/1jWV75hKqGfa4FJMW751VHjt4bynAo_rC/view?usp=sharing</text:a>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Fighter page button'' submit task &amp; continous" <text:s/>text break</text:p>
          </table:table-cell>
          <table:table-cell table:style-name="ce5" office:value-type="string" calcext:value-type="string">
            <text:p>1. sign-up <text:s/>2. Go to fighter tab 3. click fighter tab 3. on mobile <text:s/>device check button text </text:p>
          </table:table-cell>
          <table:table-cell table:style-name="ce8" office:value-type="string" calcext:value-type="string">
            <text:p>sign-up&gt;fighter </text:p>
          </table:table-cell>
          <table:table-cell table:style-name="ce5" office:value-type="string" calcext:value-type="string">
            <text:p>Device: mobile (iphone SE) <text:s/>Browser:chrome <text:s text:c="2"/>Resolution:360*640</text:p>
          </table:table-cell>
          <table:table-cell table:style-name="ce5" office:value-type="string" calcext:value-type="string">
            <text:p>Button text should not be break at any point </text:p>
          </table:table-cell>
          <table:table-cell table:style-name="ce8" office:value-type="string" calcext:value-type="string">
            <text:p>button text break </text:p>
          </table:table-cell>
          <table:table-cell table:style-name="ce8" office:value-type="string" calcext:value-type="string">
            <text:p>medium (UI&amp;UX)</text:p>
          </table:table-cell>
          <table:table-cell table:style-name="ce10" office:value-type="string" calcext:value-type="string">
            <text:p><text:a xlink:href="https://drive.google.com/file/d/1jybbLTSKaAYdwaIx5cWzumtnb0rf6EGq/view?usp=sharing" xlink:type="simple">https://drive.google.com/file/d/1jybbLTSKaAYdwaIx5cWzumtnb0rf6EGq/view?usp=sharing</text:a>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ighter page filter below <text:s/>container overflow</text:p>
          </table:table-cell>
          <table:table-cell table:style-name="ce5" office:value-type="string" calcext:value-type="string">
            <text:p>1. sign-up 2. Go to fighter tab <text:s/>3. window resize and observe the behaviour of filters below container</text:p>
          </table:table-cell>
          <table:table-cell table:style-name="ce8" office:value-type="string" calcext:value-type="string">
            <text:p>sign-up&gt;fighter </text:p>
          </table:table-cell>
          <table:table-cell table:style-name="ce5" office:value-type="string" calcext:value-type="string">
            <text:p>Device: mobile (iphone SE) <text:s/>Browser:chrome <text:s text:c="2"/>Resolution:360*640</text:p>
          </table:table-cell>
          <table:table-cell table:style-name="ce5" office:value-type="string" calcext:value-type="string">
            <text:p>filter content are should not bi over flow</text:p>
          </table:table-cell>
          <table:table-cell table:style-name="ce5" office:value-type="string" calcext:value-type="string">
            <text:p>filters content contaier overflow when we resize window </text:p>
          </table:table-cell>
          <table:table-cell table:style-name="ce8" office:value-type="string" calcext:value-type="string">
            <text:p><text:s/>UI effect</text:p>
          </table:table-cell>
          <table:table-cell table:style-name="ce10" office:value-type="string" calcext:value-type="string">
            <text:p><text:a xlink:href="https://drive.google.com/file/d/1jybbLTSKaAYdwaIx5cWzumtnb0rf6EGq/view?usp=sharing" xlink:type="simple">https://drive.google.com/file/d/1jybbLTSKaAYdwaIx5cWzumtnb0rf6EGq/view?usp=sharing</text:a>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Fighter managemnet text overflow when we resize window</text:p>
          </table:table-cell>
          <table:table-cell table:style-name="ce5" office:value-type="string" calcext:value-type="string">
            <text:p>1. sign-up as fighter 2. Goto fighter tab 3. Inpect window and observe fighter mangemnet pge</text:p>
          </table:table-cell>
          <table:table-cell table:style-name="ce5" office:value-type="string" calcext:value-type="string">
            <text:p>sidebar&gt;fighter tab </text:p>
          </table:table-cell>
          <table:table-cell table:style-name="ce5" office:value-type="string" calcext:value-type="string">
            <text:p>Device: mobile (iphone SE) <text:s/>Browser:chrome <text:s text:c="2"/>Resolution:360*640</text:p>
          </table:table-cell>
          <table:table-cell table:style-name="ce5" office:value-type="string" calcext:value-type="string">
            <text:p>Content should not be overflow when we resize the window </text:p>
          </table:table-cell>
          <table:table-cell table:style-name="ce5" office:value-type="string" calcext:value-type="string">
            <text:p>fighter mangemnet page content overflow on mobile device </text:p>
          </table:table-cell>
          <table:table-cell table:style-name="ce8" office:value-type="string" calcext:value-type="string">
            <text:p>UI effect</text:p>
          </table:table-cell>
          <table:table-cell table:style-name="ce10" office:value-type="string" calcext:value-type="string">
            <text:p><text:a xlink:href="https://drive.google.com/file/d/17Uc0ab71BG4ujCnC7S_Nx8JMIRp3gbyl/view?usp=sharing" xlink:type="simple">https://drive.google.com/file/d/17Uc0ab71BG4ujCnC7S_Nx8JMIRp3gbyl/view?usp=sharing</text:a>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As viewrs, when we click tab as viewrs text heading overlapping and text over flow</text:p>
          </table:table-cell>
          <table:table-cell table:style-name="ce5" office:value-type="string" calcext:value-type="string">
            <text:p>1. sign-up 2. Go to as viewrs tab and click as viewers tab 3. inspect and resize window then see the behaviour of the text</text:p>
          </table:table-cell>
          <table:table-cell table:style-name="ce5" office:value-type="string" calcext:value-type="string">
            <text:p>sidebar&gt;As viewrs </text:p>
          </table:table-cell>
          <table:table-cell table:style-name="ce5" office:value-type="string" calcext:value-type="string">
            <text:p>Device: mobile (iphone SE) <text:s/>Browser:chrome <text:s text:c="2"/>Resolution:360*640</text:p>
          </table:table-cell>
          <table:table-cell table:style-name="ce5" office:value-type="string" calcext:value-type="string">
            <text:p>Content should not be overflow and overlapping</text:p>
          </table:table-cell>
          <table:table-cell table:style-name="ce5" office:value-type="string" calcext:value-type="string">
            <text:p>as viewers when we resize window conteny overflow and overlapping</text:p>
          </table:table-cell>
          <table:table-cell table:style-name="ce8" office:value-type="string" calcext:value-type="string">
            <text:p>UI Eeffect</text:p>
          </table:table-cell>
          <table:table-cell table:style-name="ce10" office:value-type="string" calcext:value-type="string">
            <text:p><text:a xlink:href="https://drive.google.com/file/d/1A1NR5-AEVvLrymCQ5iALCeBtDA3qDArh/view?usp=sharing" xlink:type="simple">https://drive.google.com/file/d/1A1NR5-AEVvLrymCQ5iALCeBtDA3qDArh/view?usp=sharing</text:a>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As commenter, when we resize the screen below download icon text is not inn center</text:p>
          </table:table-cell>
          <table:table-cell table:style-name="ce5" office:value-type="string" calcext:value-type="string">
            <text:p>1. sign-up 2. Go to commenter tab <text:s/>3. cinspect and resize window 3. check behaviour of text below donwload icon</text:p>
          </table:table-cell>
          <table:table-cell table:style-name="ce5" office:value-type="string" calcext:value-type="string">
            <text:p>sidebar&gt;as commenter</text:p>
          </table:table-cell>
          <table:table-cell table:style-name="ce5" office:value-type="string" calcext:value-type="string">
            <text:p>Device: mobile (iphone SE) <text:s/>Browser:chrome <text:s text:c="2"/>Resolution:360*640</text:p>
          </table:table-cell>
          <table:table-cell table:style-name="ce5" office:value-type="string" calcext:value-type="string">
            <text:p>Content should be center below dowload icon</text:p>
          </table:table-cell>
          <table:table-cell table:style-name="ce5" office:value-type="string" calcext:value-type="string">
            <text:p>content is not center when we resize window </text:p>
          </table:table-cell>
          <table:table-cell table:style-name="ce8" office:value-type="string" calcext:value-type="string">
            <text:p>UI <text:s/>effect</text:p>
          </table:table-cell>
          <table:table-cell table:style-name="ce10" office:value-type="string" calcext:value-type="string">
            <text:p><text:a xlink:href="https://drive.google.com/file/d/1aBYrBmSsDkoKFH6FwaYOzK4qBFQt1Srs/view?usp=sharing" xlink:type="simple">https://drive.google.com/file/d/1aBYrBmSsDkoKFH6FwaYOzK4qBFQt1Srs/view?usp=sharing</text:a></text:p>
          </table:table-cell>
          <table:table-cell table:number-columns-repeated="1015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 side 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1">
          <table:table-cell table:style-name="ce11"/>
          <table:table-cell table:number-columns-repeated="1023"/>
        </table:table-row>
        <table:table-row table:style-name="ro1">
          <table:table-cell/>
          <table:table-cell table:style-name="ce13" office:value-type="string" calcext:value-type="string">
            <text:p>Blayed reponssivness admin side</text:p>
          </table:table-cell>
          <table:table-cell table:style-name="ce1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ug ID/ number</text:p>
          </table:table-cell>
          <table:table-cell table:style-name="ce2" office:value-type="string" calcext:value-type="string">
            <text:p>Title/short discripition</text:p>
          </table:table-cell>
          <table:table-cell table:style-name="ce2" office:value-type="string" calcext:value-type="string">
            <text:p>Details discription/steps reporduce</text:p>
          </table:table-cell>
          <table:table-cell table:style-name="ce2" office:value-type="string" calcext:value-type="string">
            <text:p>Step to locate</text:p>
          </table:table-cell>
          <table:table-cell table:style-name="ce2" office:value-type="string" calcext:value-type="string">
            <text:p>Device/Environment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everity</text:p>
          </table:table-cell>
          <table:table-cell table:style-name="ce2" office:value-type="string" calcext:value-type="string">
            <text:p>Screenshort/link</text:p>
          </table:table-cell>
          <table:table-cell table:number-columns-repeated="101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admin dashboard content overlapping section like "monthly users, monthly revange'</text:p>
          </table:table-cell>
          <table:table-cell table:style-name="ce5" office:value-type="string" calcext:value-type="string">
            <text:p>1. open admin side website <text:s/>2. scroll setion where content headinf show "monthly suer and monthly revange" 3. abserve the layout of the heading content,</text:p>
          </table:table-cell>
          <table:table-cell table:style-name="ce5" office:value-type="string" calcext:value-type="string">
            <text:p>Dashboard admin&gt;home page</text:p>
          </table:table-cell>
          <table:table-cell table:style-name="ce5" office:value-type="string" calcext:value-type="string">
            <text:p>Device: mobile (iphone SE) <text:s/>Browser:chrome <text:s text:c="2"/>Resolution:375*667</text:p>
          </table:table-cell>
          <table:table-cell table:style-name="ce5" office:value-type="string" calcext:value-type="string">
            <text:p>All heading should be clearly <text:s/>visible with proper spacing</text:p>
          </table:table-cell>
          <table:table-cell table:style-name="ce5" office:value-type="string" calcext:value-type="string">
            <text:p>Heading is overlappping and making hard to read</text:p>
          </table:table-cell>
          <table:table-cell table:style-name="ce5" office:value-type="string" calcext:value-type="string">
            <text:p>High(effect to readbility)</text:p>
          </table:table-cell>
          <table:table-cell table:style-name="ce10" office:value-type="string" calcext:value-type="string">
            <text:p><text:a xlink:href="https://drive.google.com/file/d/18m4O_ixJ9wsuOVqgqFffVftfco3v0lFo/view?usp=sharing" xlink:type="simple">https://drive.google.com/file/d/18m4O_ixJ9wsuOVqgqFffVftfco3v0lFo/view?usp=sharing</text:a></text:p>
          </table:table-cell>
          <table:table-cell table:number-columns-repeated="101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Fanbase box not aligned to center</text:p>
          </table:table-cell>
          <table:table-cell table:style-name="ce5" office:value-type="string" calcext:value-type="string">
            <text:p>open admin side website <text:s/>2.click fanbase tab on mobile device(e.g iphone SE) <text:s text:c="2"/>3. abserve the box alignment</text:p>
          </table:table-cell>
          <table:table-cell table:style-name="ce5" office:value-type="string" calcext:value-type="string">
            <text:p>dasboard damin&gt;sidebar &gt;fanbase tab</text:p>
          </table:table-cell>
          <table:table-cell table:style-name="ce5" office:value-type="string" calcext:value-type="string">
            <text:p>Device: mobile (iphone SE) <text:s/>Browser:chrome <text:s text:c="2"/>Resolution:375*667</text:p>
          </table:table-cell>
          <table:table-cell table:style-name="ce5" office:value-type="string" calcext:value-type="string">
            <text:p>Fanbase box should be center aligned horizontally on the screen</text:p>
          </table:table-cell>
          <table:table-cell table:style-name="ce5" office:value-type="string" calcext:value-type="string">
            <text:p>layout looks missaligned</text:p>
          </table:table-cell>
          <table:table-cell table:style-name="ce5" office:value-type="string" calcext:value-type="string">
            <text:p>low (uI alignment issue</text:p>
          </table:table-cell>
          <table:table-cell table:style-name="ce10" office:value-type="string" calcext:value-type="string">
            <text:p><text:a xlink:href="https://drive.google.com/file/d/1wQe4-rTvk6FzzaLOtgc_McwWj5M7w_80/view?usp=sharing" xlink:type="simple">https://drive.google.com/file/d/1wQe4-rTvk6FzzaLOtgc_McwWj5M7w_80/view?usp=sharing</text:a></text:p>
          </table:table-cell>
          <table:table-cell table:number-columns-repeated="101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"fighter search bar" <text:s/>in fighter tab <text:s/>taking full page width</text:p>
          </table:table-cell>
          <table:table-cell table:style-name="ce5" office:value-type="string" calcext:value-type="string">
            <text:p>open admin side website <text:s/>2. Go fighter tab page 3. observe the fighter search bar 4. resize window check on mobbile device (iphone SE)</text:p>
          </table:table-cell>
          <table:table-cell table:style-name="ce5" office:value-type="string" calcext:value-type="string">
            <text:p>dasboard admin side&gt;sidebar&gt;fighter tab</text:p>
          </table:table-cell>
          <table:table-cell table:style-name="ce5" office:value-type="string" calcext:value-type="string">
            <text:p>Device: mobile (iphone SE) <text:s/>Browser:chrome <text:s text:c="2"/>Resolution:375*667</text:p>
          </table:table-cell>
          <table:table-cell table:style-name="ce5" office:value-type="string" calcext:value-type="string">
            <text:p>Fighter search bar should take only the width of filter tab container</text:p>
          </table:table-cell>
          <table:table-cell table:style-name="ce5" office:value-type="string" calcext:value-type="string">
            <text:p>Fighter search bar taking full width of page extending outside the filter tab</text:p>
          </table:table-cell>
          <table:table-cell table:style-name="ce5" office:value-type="string" calcext:value-type="string">
            <text:p><text:s/>medium(Ui aligned issue)</text:p>
          </table:table-cell>
          <table:table-cell table:style-name="ce10" office:value-type="string" calcext:value-type="string">
            <text:p><text:a xlink:href="https://drive.google.com/file/d/1Ac7YkCwuHAlgVvWO2s6Ml92ebMstC5XJ/view?usp=sharing" xlink:type="simple">https://drive.google.com/file/d/1Ac7YkCwuHAlgVvWO2s6Ml92ebMstC5XJ/view?usp=sharing</text:a></text:p>
          </table:table-cell>
          <table:table-cell table:number-columns-repeated="101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5" office:value-type="string" calcext:value-type="string">
            <text:p>Commentar <text:s/>tab below <text:s/>all status(panding, approved, rejected) and bio area overflowing</text:p>
          </table:table-cell>
          <table:table-cell table:style-name="ce5" office:value-type="string" calcext:value-type="string">
            <text:p>open admin side website 2. GO side bar click commentars tab 3. abserver commenters page </text:p>
          </table:table-cell>
          <table:table-cell table:style-name="ce5" office:value-type="string" calcext:value-type="string">
            <text:p>dasboard admin side&gt;sidebar&gt;commentar tab</text:p>
          </table:table-cell>
          <table:table-cell table:style-name="ce5" office:value-type="string" calcext:value-type="string">
            <text:p>Device: mobile (iphone SE) <text:s/>Browser:chrome <text:s text:c="2"/>Resolution:375*667</text:p>
          </table:table-cell>
          <table:table-cell table:style-name="ce5" office:value-type="string" calcext:value-type="string">
            <text:p>All navigation button aligned on screen center <text:s/>within its container</text:p>
          </table:table-cell>
          <table:table-cell table:style-name="ce5" office:value-type="string" calcext:value-type="string">
            <text:p>All commenter navigation button aligned outside the container</text:p>
          </table:table-cell>
          <table:table-cell table:style-name="ce8" office:value-type="string" calcext:value-type="string">
            <text:p>medium(UI&amp;Ux)</text:p>
          </table:table-cell>
          <table:table-cell table:style-name="ce10" office:value-type="string" calcext:value-type="string">
            <text:p><text:a xlink:href="https://drive.google.com/file/d/1LNZt-EZXkYc5ZRIcjPU8jivYASY2Jcgt/view?usp=sharing" xlink:type="simple">https://drive.google.com/file/d/1LNZt-EZXkYc5ZRIcjPU8jivYASY2Jcgt/view?usp=sharing</text:a></text:p>
          </table:table-cell>
          <table:table-cell table:number-columns-repeated="101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5" office:value-type="string" calcext:value-type="string">
            <text:p>Editor tab blow all satus(padding ,approved, rejected) overflowing from contanier not aligned in center</text:p>
          </table:table-cell>
          <table:table-cell table:style-name="ce5" office:value-type="string" calcext:value-type="string">
            <text:p>1. open admin side website <text:s/>2. Go to side bar click editor 3. absever all editor page</text:p>
          </table:table-cell>
          <table:table-cell table:style-name="ce5" office:value-type="string" calcext:value-type="string">
            <text:p>dasboard admin&gt;sidebar&gt;editor tab</text:p>
          </table:table-cell>
          <table:table-cell table:style-name="ce5" office:value-type="string" calcext:value-type="string">
            <text:p>Device: mobile (iphone SE) <text:s/>Browser:chrome <text:s text:c="2"/>Resolution:375*667</text:p>
          </table:table-cell>
          <table:table-cell table:style-name="ce5" office:value-type="string" calcext:value-type="string">
            <text:p>All naigation tab like (padding ,approved , rejected) aligned in their container and show center</text:p>
          </table:table-cell>
          <table:table-cell table:style-name="ce5" office:value-type="string" calcext:value-type="string">
            <text:p>All editor tab button <text:s/>aligned ouside of the container</text:p>
          </table:table-cell>
          <table:table-cell table:style-name="ce5" office:value-type="string" calcext:value-type="string">
            <text:p>Medium(effect UI&amp;UX)</text:p>
          </table:table-cell>
          <table:table-cell table:style-name="ce10" office:value-type="string" calcext:value-type="string">
            <text:p><text:a xlink:href="https://drive.google.com/file/d/1A5KHjHmRYn_qNrWc4rvm-UoV4X2g3oWg/view?usp=sharing" xlink:type="simple">https://drive.google.com/file/d/1A5KHjHmRYn_qNrWc4rvm-UoV4X2g3oWg/view?usp=sharing</text:a></text:p>
          </table:table-cell>
          <table:table-cell table:number-columns-repeated="101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5" office:value-type="string" calcext:value-type="string">
            <text:p>sidebar user managemnet page content overflow and (subscribe user, active user and end user) <text:s/>take complete width of page </text:p>
          </table:table-cell>
          <table:table-cell table:style-name="ce5" office:value-type="string" calcext:value-type="string">
            <text:p>1. open admin side website <text:s/>2. Go to side bar click user mangemnet tab <text:s/>3. abserver content and all container like ( subscribe user , active user and end user)</text:p>
          </table:table-cell>
          <table:table-cell table:style-name="ce5" office:value-type="string" calcext:value-type="string">
            <text:p>dasboard admin&gt;sidebar&gt;user mangemnet page </text:p>
          </table:table-cell>
          <table:table-cell table:style-name="ce5" office:value-type="string" calcext:value-type="string">
            <text:p>Device: mobile (iphone SE) <text:s/>Browser:chrome <text:s text:c="2"/>Resolution:375*667</text:p>
          </table:table-cell>
          <table:table-cell table:style-name="ce5" office:value-type="string" calcext:value-type="string">
            <text:p>User mangemnet content shoud not overflow and all container aligne in required width</text:p>
          </table:table-cell>
          <table:table-cell table:style-name="ce5" office:value-type="string" calcext:value-type="string">
            <text:p>In user mangement page <text:s/>content overflow <text:s/>or subscription box take complete width</text:p>
          </table:table-cell>
          <table:table-cell table:style-name="ce5" office:value-type="string" calcext:value-type="string">
            <text:p>medium(effect UI&amp;UX)</text:p>
          </table:table-cell>
          <table:table-cell table:style-name="ce10" office:value-type="string" calcext:value-type="string">
            <text:p><text:a xlink:href="https://drive.google.com/file/d/1yVL8Y0LbSIE1riNn61WK5yD9bMKJ9NxJ/view?usp=sharing" xlink:type="simple">https://drive.google.com/file/d/1yVL8Y0LbSIE1riNn61WK5yD9bMKJ9NxJ/view?usp=sharing</text:a>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yed_20_responsivenss_20_frontend_20_side" style:display-name="PageStyle_Blayed responsivenss frontend si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_20_side_20_" style:display-name="PageStyle_admin side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6" meta:object-count="0"/>
    <meta:generator>LibreOfficeDev/6.0.5.2$Linux_X86_64 LibreOffice_project/</meta:generator>
  </office:meta>
</office:document-meta>
</file>